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5.0299in" svg:x="0.3732in" svg:y="1.2969in">
            <draw:object draw:notify-on-update-of-ranges="Sheet1.A1:Sheet1.A1 Sheet1.A2:Sheet1.A4 Sheet1.B1:Sheet1.B1 Sheet1.B2:Sheet1.B4 Sheet1.C2:Sheet1.C4 Sheet1.C2:Sheet1.C4 Sheet1.D1:Sheet1.D1 Sheet1.D2:Sheet1.D4 Sheet1.A2:Sheet1.A4 Sheet1.E2:Sheet1.E4 Sheet1.E2:Sheet1.E4 Sheet1.F1:Sheet1.F1 Sheet1.F2:Sheet1.F4 Sheet1.A2:Sheet1.A4 Sheet1.G2:Sheet1.G4 Sheet1.G2:Sheet1.G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Days since discovery</text:p>
          </table:table-cell>
          <table:table-cell office:value-type="string">
            <text:p>J_MAG</text:p>
          </table:table-cell>
          <table:table-cell office:value-type="string">
            <text:p>J_ERR</text:p>
          </table:table-cell>
          <table:table-cell office:value-type="string">
            <text:p>H_MAG</text:p>
          </table:table-cell>
          <table:table-cell office:value-type="string">
            <text:p>H_ERR</text:p>
          </table:table-cell>
          <table:table-cell office:value-type="string">
            <text:p>K_MAG</text:p>
          </table:table-cell>
          <table:table-cell office:value-type="string">
            <text:p>K_ERR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18.726">
            <text:p>-18.726</text:p>
          </table:table-cell>
          <table:table-cell office:value-type="float" office:value="0.003">
            <text:p>0.003</text:p>
          </table:table-cell>
          <table:table-cell office:value-type="float" office:value="-19.223">
            <text:p>-19.223</text:p>
          </table:table-cell>
          <table:table-cell office:value-type="float" office:value="0.003">
            <text:p>0.003</text:p>
          </table:table-cell>
          <table:table-cell office:value-type="float" office:value="-19.566">
            <text:p>-19.566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8.391">
            <text:p>-18.391</text:p>
          </table:table-cell>
          <table:table-cell office:value-type="float" office:value="0.005">
            <text:p>0.005</text:p>
          </table:table-cell>
          <table:table-cell office:value-type="float" office:value="-18.912">
            <text:p>-18.912</text:p>
          </table:table-cell>
          <table:table-cell office:value-type="float" office:value="0.005">
            <text:p>0.005</text:p>
          </table:table-cell>
          <table:table-cell office:value-type="float" office:value="-19.381">
            <text:p>-19.381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18.279">
            <text:p>-18.279</text:p>
          </table:table-cell>
          <table:table-cell office:value-type="float" office:value="0.004">
            <text:p>0.004</text:p>
          </table:table-cell>
          <table:table-cell office:value-type="float" office:value="-18.793">
            <text:p>-18.793</text:p>
          </table:table-cell>
          <table:table-cell office:value-type="float" office:value="0.004">
            <text:p>0.004</text:p>
          </table:table-cell>
          <table:table-cell office:value-type="float" office:value="-19.289">
            <text:p>-19.289</text:p>
          </table:table-cell>
          <table:table-cell office:value-type="float" office:value="0.005">
            <text:p>0.005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ofmann</meta:initial-creator>
    <meta:creation-date>2016-01-13T15:59:21</meta:creation-date>
    <dc:date>2016-01-13T16:40:36</dc:date>
    <dc:creator>Ryan Hofmann</dc:creator>
    <meta:editing-duration>PT25M45S</meta:editing-duration>
    <meta:editing-cycles>2</meta:editing-cycles>
    <meta:generator>LibreOffice/3.5$Linux_X86_64 LibreOffice_project/350m1$Build-2</meta:generator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axis-position="-17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-17" chart:origin="-17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C2:Sheet1.C4" chart:error-lower-range="C2:Sheet1.C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E2:Sheet1.E4" chart:error-lower-range="E2:Sheet1.E4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G2:Sheet1.G4" chart:error-lower-range="G2:Sheet1.G4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2.777cm" xlink:href=".." xlink:type="simple" chart:class="chart:scatter" chart:style-name="ch1">
        <chart:title svg:x="6.462cm" svg:y="0.391cm" chart:style-name="ch2">
          <text:p>JHK light curve</text:p>
        </chart:title>
        <chart:legend chart:legend-position="end" svg:x="14.028cm" svg:y="5.591cm" style:legend-expansion="high" chart:style-name="ch3"/>
        <chart:plot-area chart:style-name="ch4" table:cell-range-address="Sheet1.A1:Sheet1.B4 Sheet1.D1:Sheet1.D1 Sheet1.F1:Sheet1.F1" chart:data-source-has-labels="row" svg:x="1.331cm" svg:y="1.935cm" svg:width="12.057cm" svg:height="9.606cm">
          <chartooo:coordinate-region svg:x="2.349cm" svg:y="2.134cm" svg:width="10.759cm" svg:height="8.91cm"/>
          <chart:axis chart:dimension="x" chart:name="primary-x" chart:style-name="ch5">
            <chart:title svg:x="5.78cm" svg:y="11.796cm" chart:style-name="ch6">
              <text:p>Days since discovery</text:p>
            </chart:title>
            <chart:grid chart:style-name="ch7" chart:class="major"/>
          </chart:axis>
          <chart:axis chart:dimension="y" chart:name="primary-y" chart:style-name="ch8">
            <chart:title svg:x="0.451cm" svg:y="7.285cm" chart:style-name="ch9">
              <text:p>M_abs</text:p>
            </chart:title>
            <chart:grid chart:style-name="ch7" chart:class="major"/>
          </chart:axis>
          <chart:series chart:style-name="ch10" chart:values-cell-range-address="Sheet1.B2:Sheet1.B4" chart:label-cell-address="Sheet1.B1:Sheet1.B1" chart:class="chart:scatter">
            <chart:domain table:cell-range-address="Sheet1.A2:Sheet1.A4"/>
            <chart:error-indicator chart:style-name="ch11" chart:dimension="y"/>
            <chart:data-point chart:repeated="3"/>
          </chart:series>
          <chart:series chart:style-name="ch12" chart:values-cell-range-address="D2:Sheet1.D4" chart:label-cell-address="Sheet1.D1:Sheet1.D1" chart:class="chart:scatter">
            <chart:domain table:cell-range-address="A2:Sheet1.A4"/>
            <chart:error-indicator chart:style-name="ch11" chart:dimension="y"/>
            <chart:data-point chart:repeated="3"/>
          </chart:series>
          <chart:series chart:style-name="ch13" chart:values-cell-range-address="F2:Sheet1.F4" chart:label-cell-address="Sheet1.F1:Sheet1.F1" chart:class="chart:scatter">
            <chart:domain table:cell-range-address="A2:Sheet1.A4"/>
            <chart:error-indicator chart:style-name="ch11" chart:dimension="y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_MAG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H_MAG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K_MAG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A2:Sheet1.A4</svg:desc>
                </draw:g>
              </table:table-cell>
              <table:table-cell office:value-type="float" office:value="-18.726">
                <text:p>-18.726</text:p>
                <draw:g>
                  <svg:desc>Sheet1.B2:Sheet1.B4</svg:desc>
                </draw:g>
              </table:table-cell>
              <table:table-cell office:value-type="float" office:value="0.003">
                <text:p>0.003</text:p>
                <draw:g>
                  <svg:desc>C2:Sheet1.C4</svg:desc>
                </draw:g>
              </table:table-cell>
              <table:table-cell office:value-type="float" office:value="0.003">
                <text:p>0.003</text:p>
                <draw:g>
                  <svg:desc>C2:Sheet1.C4</svg:desc>
                </draw:g>
              </table:table-cell>
              <table:table-cell office:value-type="float" office:value="108">
                <text:p>108</text:p>
                <draw:g>
                  <svg:desc>A2:Sheet1.A4</svg:desc>
                </draw:g>
              </table:table-cell>
              <table:table-cell office:value-type="float" office:value="-19.223">
                <text:p>-19.223</text:p>
                <draw:g>
                  <svg:desc>D2:Sheet1.D4</svg:desc>
                </draw:g>
              </table:table-cell>
              <table:table-cell office:value-type="float" office:value="0.003">
                <text:p>0.003</text:p>
                <draw:g>
                  <svg:desc>E2:Sheet1.E4</svg:desc>
                </draw:g>
              </table:table-cell>
              <table:table-cell office:value-type="float" office:value="0.003">
                <text:p>0.003</text:p>
                <draw:g>
                  <svg:desc>E2:Sheet1.E4</svg:desc>
                </draw:g>
              </table:table-cell>
              <table:table-cell office:value-type="float" office:value="108">
                <text:p>108</text:p>
                <draw:g>
                  <svg:desc>A2:Sheet1.A4</svg:desc>
                </draw:g>
              </table:table-cell>
              <table:table-cell office:value-type="float" office:value="-19.566">
                <text:p>-19.566</text:p>
                <draw:g>
                  <svg:desc>F2:Sheet1.F4</svg:desc>
                </draw:g>
              </table:table-cell>
              <table:table-cell office:value-type="float" office:value="0.004">
                <text:p>0.004</text:p>
                <draw:g>
                  <svg:desc>G2:Sheet1.G4</svg:desc>
                </draw:g>
              </table:table-cell>
              <table:table-cell office:value-type="float" office:value="0.004">
                <text:p>0.004</text:p>
                <draw:g>
                  <svg:desc>G2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-18.391">
                <text:p>-18.39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142">
                <text:p>142</text:p>
              </table:table-cell>
              <table:table-cell office:value-type="float" office:value="-18.912">
                <text:p>-18.912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142">
                <text:p>142</text:p>
              </table:table-cell>
              <table:table-cell office:value-type="float" office:value="-19.381">
                <text:p>-19.381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">
                <text:p>157</text:p>
              </table:table-cell>
              <table:table-cell office:value-type="float" office:value="-18.279">
                <text:p>-18.279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157">
                <text:p>157</text:p>
              </table:table-cell>
              <table:table-cell office:value-type="float" office:value="-18.793">
                <text:p>-18.79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157">
                <text:p>157</text:p>
              </table:table-cell>
              <table:table-cell office:value-type="float" office:value="-19.289">
                <text:p>-19.289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